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text-properties fo:color="#00ccff" style:font-name="Calibri"/>
    </style:style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" style:family="text">
      <style:text-properties fo:font-variant="normal" fo:text-transform="none" fo:color="#303336" style:font-name="inherit" fo:font-size="9.75pt" fo:letter-spacing="normal" fo:font-style="normal" fo:font-weight="normal" fo:background-color="#eff0f1" style:font-size-asian="12pt" style:font-weight-asian="normal" style:font-size-complex="12pt" style:font-weight-complex="normal"/>
    </style:style>
    <style:style style:name="T3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lcune query</text:h>
      <text:p text:style-name="P1">Saldo totale per cliente:</text:p>
      <text:p text:style-name="P1">SELECT SUM(saldo) AS Saldo, id_proprietario AS “Id proprietario”</text:p>
      <text:p text:style-name="P1">FROM Carta_trasporto</text:p>
      <text:p text:style-name="P1">GROUP BY id_proprietario;</text:p>
      <text:p text:style-name="P1"/>
      <text:p text:style-name="P1">Totale speso per carta in un determinato periodo</text:p>
      <text:p text:style-name="P1">SELECT SUM(Tratta.costo) AS “Spesa totale”, Transazione.numero_carta AS “Numero carta”</text:p>
      <text:p text:style-name="P1">FROM Transazione INNER JOIN Tratta </text:p>
      <text:p text:style-name="P1"><text:s text:c="4"/>ON Transazione.id_tratta = Tratta.id</text:p>
      <text:p text:style-name="Standard"><text:span text:style-name="T3">WHERE DATE(Transazione.timestamp) BETWEEN @data1 AND @data2</text:span></text:p>
      <text:p text:style-name="Standard"><text:span text:style-name="T3">GROUP BY <text:s/>Transazione.numero_carta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8T16:02:38.35</meta:creation-date>
    <meta:document-statistic meta:table-count="0" meta:image-count="0" meta:object-count="0" meta:page-count="1" meta:paragraph-count="11" meta:word-count="54" meta:character-count="449"/>
    <dc:date>2017-06-18T16:44:44.55</dc:date>
    <dc:creator>Alessio Loddo</dc:creator>
    <meta:editing-duration>PT11M35S</meta:editing-duration>
    <meta:editing-cycles>1</meta:editing-cycles>
    <meta:generator>OpenOffice/4.1.3$Win32 OpenOffice.org_project/413m1$Build-9783</meta:generator>
  </office:meta>
</office:document-meta>
</file>